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23c" officeooo:paragraph-rsid="0017323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323c" officeooo:paragraph-rsid="0017323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7323c" officeooo:paragraph-rsid="0017323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ba3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ail Pratique 2</text:p>
      <text:p text:style-name="P1">Programmation d'Animation 2</text:p>
      <text:p text:style-name="P1">Techniques d’Intégration Multimédia </text:p>
      <text:p text:style-name="P1">Collège de Maisonneuve</text:p>
      <text:p text:style-name="P1">Groupe 1797</text:p>
      <text:p text:style-name="P1">Prof. Jonathan Martel</text:p>
      <text:p text:style-name="P1">Étudiante : Cristina Mahneke</text:p>
      <text:p text:style-name="P1"/>
      <text:p text:style-name="P2">Description du Jeu « Hansel und Gretel »</text:p>
      <text:p text:style-name="P2"/>
      <text:p text:style-name="P2"/>
      <text:p text:style-name="P3"><text:tab/><text:span text:style-name="T1">Ce jeu a tuiles, est bas</text:span><text:span text:style-name="T2">é</text:span><text:span text:style-name="T1"> sur le conte allemand du même nom et enregistr</text:span><text:span text:style-name="T2">é</text:span><text:span text:style-name="T1"> par les frères Grimm. <text:s/>Dans ma version jeu, Gretel est la héroïne qui doit sauver son petit frère Hansel de la sourcière qui l'a </text:span><text:span text:style-name="T2">e</text:span><text:span text:style-name="T1">mprison</text:span><text:span text:style-name="T2">né</text:span><text:span text:style-name="T1"> dans sa maison </text:span><text:span text:style-name="T2">à</text:span><text:span text:style-name="T1"> biscuit de gingembre. Elle est perdu dans le labyrinthe de la foret, et doit ramasser 10 biscuits pour retrouver le chemin vers la maison de la sourcière et libérer Hansel. <text:s/>Elle doit aussi </text:span><text:span text:style-name="T2">éviter</text:span><text:span text:style-name="T1"> les </text:span><text:span text:style-name="T2">étoiles</text:span><text:span text:style-name="T1"> magiques mauvaises qui </text:span><text:span text:style-name="T2">ont été</text:span><text:span text:style-name="T1"> lan</text:span><text:span text:style-name="T2">ces par la sourcière. De la mémé maniéré, une fois elle aille arrivé à la maison, elle doit éviter d’être touché par la sourcière. Une fois, Gretel atteint Hansel, le jeu sera fin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3:56:17.074000000</meta:creation-date>
    <dc:date>2015-07-03T00:23:05.816000000</dc:date>
    <meta:editing-duration>PT11M18S</meta:editing-duration>
    <meta:editing-cycles>1</meta:editing-cycles>
    <meta:document-statistic meta:table-count="0" meta:image-count="0" meta:object-count="0" meta:page-count="1" meta:paragraph-count="9" meta:word-count="147" meta:character-count="859" meta:non-whitespace-character-count="717"/>
    <meta:generator>LibreOffice/4.4.1.2$Windows_x86 LibreOffice_project/45e2de17089c24a1fa810c8f975a7171ba4cd432</meta:generator>
  </office:meta>
</office:document-meta>
</file>